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320000002D02A5326F9C67C0036.png" manifest:media-type="image/png"/>
  <manifest:file-entry manifest:full-path="Pictures/1000020100000190000002D0F542F0A41153581C.png" manifest:media-type="image/png"/>
  <manifest:file-entry manifest:full-path="Pictures/1000020100000320000002D0AE07A1C86477DF22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83cm, 0cm, 4.754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83cm, 0cm, 4.755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74cm, 0cm, 4.747cm, 0cm)" draw:image-opacity="100%" style:mirror="none"/>
    </style:style>
    <style:style style:name="gr4" style:family="graphic" style:parent-style-name="objectwithoutfill">
      <style:graphic-properties svg:stroke-color="#ffffff" draw:marker-end="Arrow" draw:marker-end-width="0.3cm" draw:fill="solid" draw:textarea-vertical-align="middle"/>
    </style:style>
    <style:style style:name="gr5" style:family="graphic" style:parent-style-name="objectwithoutfill">
      <style:graphic-properties svg:stroke-color="#ffffff" draw:marker-end="" draw:marker-end-width="0.3cm"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2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0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97cm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715cm, 0cm, 2.722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744cm, 0cm, 0.674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5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5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35cm"/>
    </style:style>
    <style:style style:name="gr15" style:family="graphic" style:parent-style-name="objectwithoutfill">
      <style:graphic-properties svg:stroke-width="0.035cm" svg:stroke-color="#81d41a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71cm, 0cm, 2.709cm, 0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739cm, 0cm, 0.698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75cm"/>
    </style:style>
    <style:style style:name="gr19" style:family="graphic" style:parent-style-name="objectwithoutfill">
      <style:graphic-properties svg:stroke-width="0.035cm" svg:stroke-color="#ff420e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712cm, 0cm, 2.706cm, 0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746cm, 0cm, 0.688cm, 0cm)" draw:image-opacity="100%" style:mirror="none"/>
    </style:style>
    <style:style style:name="gr2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936cm" fo:min-width="11.742cm" fo:padding-top="0.142cm" fo:padding-bottom="0.142cm" fo:padding-left="0.267cm" fo:padding-right="0.267cm"/>
    </style:style>
    <style:style style:name="gr2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9cm" fo:min-width="11.742cm" fo:padding-top="0.142cm" fo:padding-bottom="0.142cm" fo:padding-left="0.267cm" fo:padding-right="0.267cm"/>
    </style:style>
    <style:style style:name="gr2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937cm" fo:min-width="11.742cm" fo:padding-top="0.142cm" fo:padding-bottom="0.142cm" fo:padding-left="0.267cm" fo:padding-right="0.267cm"/>
    </style:style>
    <style:style style:name="gr2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903cm" fo:min-width="11.742cm" fo:padding-top="0.142cm" fo:padding-bottom="0.142cm" fo:padding-left="0.267cm" fo:padding-right="0.267cm"/>
    </style:style>
    <style:style style:name="gr2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937cm" fo:min-width="5.536cm" fo:padding-top="0.142cm" fo:padding-bottom="0.142cm" fo:padding-left="0.267cm" fo:padding-right="0.267cm"/>
    </style:style>
    <style:style style:name="gr27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904cm" fo:min-width="5.536cm" fo:padding-top="0.142cm" fo:padding-bottom="0.142cm" fo:padding-left="0.267cm" fo:padding-right="0.26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96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35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99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text-properties fo:color="#ffffff"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14pt" fo:font-weight="bold" style:font-weight-asian="bold" style:font-weight-complex="bold"/>
    </style:style>
    <style:style style:name="T1" style:family="text">
      <style:text-properties fo:color="#ffffff" fo:font-size="10pt" style:font-size-asian="10pt" style:font-size-complex="10pt"/>
    </style:style>
    <style:style style:name="T2" style:family="text">
      <style:text-properties fo:font-size="14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071cm" svg:height="1.187cm" svg:x="1.297cm" svg:y="11.927cm">
          <draw:image xlink:href="Pictures/1000020100000190000002D0F542F0A41153581C.png" xlink:type="simple" xlink:show="embed" xlink:actuate="onLoad" loext:mime-type="image/png">
            <text:p/>
          </draw:image>
        </draw:frame>
        <draw:frame draw:style-name="gr2" draw:text-style-name="P1" draw:layer="layout" svg:width="12.268cm" svg:height="1.187cm" svg:x="1.305cm" svg:y="6.944cm">
          <draw:image xlink:href="Pictures/1000020100000320000002D0AE07A1C86477DF22.png" xlink:type="simple" xlink:show="embed" xlink:actuate="onLoad" loext:mime-type="image/png">
            <text:p/>
          </draw:image>
        </draw:frame>
        <draw:frame draw:style-name="gr3" draw:text-style-name="P1" draw:layer="layout" svg:width="12.276cm" svg:height="1.22cm" svg:x="1.297cm" svg:y="2.386cm">
          <draw:image xlink:href="Pictures/1000020100000320000002D02A5326F9C67C0036.png" xlink:type="simple" xlink:show="embed" xlink:actuate="onLoad" loext:mime-type="image/png">
            <text:p/>
          </draw:image>
        </draw:frame>
        <draw:line draw:style-name="gr4" draw:text-style-name="P2" draw:layer="layout" svg:x1="5.445cm" svg:y1="3.065cm" svg:x2="4.429cm" svg:y2="3.065cm">
          <text:p/>
        </draw:line>
        <draw:line draw:style-name="gr4" draw:text-style-name="P2" draw:layer="layout" svg:x1="3.286cm" svg:y1="3.065cm" svg:x2="4.302cm" svg:y2="3.065cm">
          <text:p/>
        </draw:line>
        <draw:line draw:style-name="gr4" draw:text-style-name="P2" draw:layer="layout" svg:x1="6.715cm" svg:y1="3.065cm" svg:x2="5.699cm" svg:y2="3.065cm">
          <text:p/>
        </draw:line>
        <draw:line draw:style-name="gr4" draw:text-style-name="P2" draw:layer="layout" svg:x1="1.889cm" svg:y1="3.065cm" svg:x2="2.905cm" svg:y2="3.065cm">
          <text:p/>
        </draw:line>
        <draw:line draw:style-name="gr4" draw:text-style-name="P2" draw:layer="layout" svg:x1="5.439cm" svg:y1="7.664cm" svg:x2="4.423cm" svg:y2="7.664cm">
          <text:p/>
        </draw:line>
        <draw:line draw:style-name="gr4" draw:text-style-name="P2" draw:layer="layout" svg:x1="3.28cm" svg:y1="7.664cm" svg:x2="4.296cm" svg:y2="7.664cm">
          <text:p/>
        </draw:line>
        <draw:line draw:style-name="gr4" draw:text-style-name="P2" draw:layer="layout" svg:x1="6.709cm" svg:y1="7.664cm" svg:x2="5.693cm" svg:y2="7.664cm">
          <text:p/>
        </draw:line>
        <draw:line draw:style-name="gr4" draw:text-style-name="P2" draw:layer="layout" svg:x1="1.883cm" svg:y1="7.664cm" svg:x2="2.899cm" svg:y2="7.664cm">
          <text:p/>
        </draw:line>
        <draw:line draw:style-name="gr4" draw:text-style-name="P2" draw:layer="layout" svg:x1="4.368cm" svg:y1="12.52cm" svg:x2="3.352cm" svg:y2="12.52cm">
          <text:p/>
        </draw:line>
        <draw:line draw:style-name="gr4" draw:text-style-name="P2" draw:layer="layout" svg:x1="1.955cm" svg:y1="12.52cm" svg:x2="2.971cm" svg:y2="12.52cm">
          <text:p/>
        </draw:line>
        <draw:line draw:style-name="gr5" draw:text-style-name="P2" draw:layer="layout" svg:x1="5.638cm" svg:y1="12.52cm" svg:x2="4.622cm" svg:y2="12.52cm">
          <text:p/>
        </draw:line>
        <draw:line draw:style-name="gr5" draw:text-style-name="P2" draw:layer="layout" svg:x1="5.638cm" svg:y1="12.521cm" svg:x2="4.622cm" svg:y2="12.521cm">
          <text:p/>
        </draw:line>
        <draw:line draw:style-name="gr5" draw:text-style-name="P2" draw:layer="layout" svg:x1="6.908cm" svg:y1="12.519cm" svg:x2="5.892cm" svg:y2="12.519cm">
          <text:p/>
        </draw:line>
        <draw:line draw:style-name="gr5" draw:text-style-name="P2" draw:layer="layout" svg:x1="6.908cm" svg:y1="12.52cm" svg:x2="5.892cm" svg:y2="12.52cm">
          <text:p/>
        </draw:line>
        <draw:frame draw:style-name="gr6" draw:text-style-name="P3" draw:layer="layout" svg:width="0.621cm" svg:height="0.645cm" svg:x="5.953cm" svg:y="2.557cm">
          <draw:text-box>
            <text:p><text:span text:style-name="T1">l</text:span></text:p>
          </draw:text-box>
        </draw:frame>
        <draw:frame draw:style-name="gr6" draw:text-style-name="P3" draw:layer="layout" svg:width="0.621cm" svg:height="0.645cm" svg:x="4.697cm" svg:y="2.557cm">
          <draw:text-box>
            <text:p><text:span text:style-name="T1">l</text:span></text:p>
          </draw:text-box>
        </draw:frame>
        <draw:frame draw:style-name="gr7" draw:text-style-name="P3" draw:layer="layout" svg:width="0.705cm" svg:height="0.645cm" svg:x="3.343cm" svg:y="2.557cm">
          <draw:text-box>
            <text:p><text:span text:style-name="T1">r</text:span></text:p>
          </draw:text-box>
        </draw:frame>
        <draw:frame draw:style-name="gr8" draw:text-style-name="P3" draw:layer="layout" svg:width="0.705cm" svg:height="0.645cm" svg:x="1.946cm" svg:y="2.557cm">
          <draw:text-box>
            <text:p><text:span text:style-name="T1">r</text:span></text:p>
          </draw:text-box>
        </draw:frame>
        <draw:frame draw:style-name="gr8" draw:text-style-name="P3" draw:layer="layout" svg:width="0.705cm" svg:height="0.645cm" svg:x="1.94cm" svg:y="7.156cm">
          <draw:text-box>
            <text:p><text:span text:style-name="T1">r</text:span></text:p>
          </draw:text-box>
        </draw:frame>
        <draw:frame draw:style-name="gr8" draw:text-style-name="P3" draw:layer="layout" svg:width="0.705cm" svg:height="0.645cm" svg:x="3.337cm" svg:y="7.166cm">
          <draw:text-box>
            <text:p><text:span text:style-name="T1">r</text:span></text:p>
          </draw:text-box>
        </draw:frame>
        <draw:frame draw:style-name="gr6" draw:text-style-name="P3" draw:layer="layout" svg:width="0.621cm" svg:height="0.645cm" svg:x="4.691cm" svg:y="7.156cm">
          <draw:text-box>
            <text:p><text:span text:style-name="T1">l</text:span></text:p>
          </draw:text-box>
        </draw:frame>
        <draw:frame draw:style-name="gr6" draw:text-style-name="P3" draw:layer="layout" svg:width="0.621cm" svg:height="0.645cm" svg:x="5.947cm" svg:y="7.156cm">
          <draw:text-box>
            <text:p><text:span text:style-name="T1">l</text:span></text:p>
          </draw:text-box>
        </draw:frame>
        <draw:frame draw:style-name="gr6" draw:text-style-name="P3" draw:layer="layout" svg:width="0.621cm" svg:height="0.645cm" svg:x="3.62cm" svg:y="12.022cm">
          <draw:text-box>
            <text:p><text:span text:style-name="T1">l</text:span></text:p>
          </draw:text-box>
        </draw:frame>
        <draw:frame draw:style-name="gr7" draw:text-style-name="P3" draw:layer="layout" svg:width="0.705cm" svg:height="0.645cm" svg:x="2.012cm" svg:y="12.002cm">
          <draw:text-box>
            <text:p><text:span text:style-name="T1">r</text:span></text:p>
          </draw:text-box>
        </draw:frame>
        <draw:frame draw:style-name="gr9" draw:text-style-name="P3" draw:layer="layout" svg:width="0.697cm" svg:height="0.645cm" svg:x="4.749cm" svg:y="12.002cm">
          <draw:text-box>
            <text:p><text:span text:style-name="T1">0</text:span></text:p>
          </draw:text-box>
        </draw:frame>
        <draw:line draw:style-name="gr5" draw:text-style-name="P2" draw:layer="layout" svg:x1="6.781cm" svg:y1="12.52cm" svg:x2="5.765cm" svg:y2="12.52cm">
          <text:p/>
        </draw:line>
        <draw:line draw:style-name="gr5" draw:text-style-name="P2" draw:layer="layout" svg:x1="6.781cm" svg:y1="12.521cm" svg:x2="5.765cm" svg:y2="12.521cm">
          <text:p/>
        </draw:line>
        <draw:frame draw:style-name="gr9" draw:text-style-name="P3" draw:layer="layout" svg:width="0.697cm" svg:height="0.645cm" svg:x="5.892cm" svg:y="12.002cm">
          <draw:text-box>
            <text:p><text:span text:style-name="T1">0</text:span></text:p>
          </draw:text-box>
        </draw:frame>
        <draw:frame draw:style-name="gr9" draw:text-style-name="P3" draw:layer="layout" svg:width="0.697cm" svg:height="0.645cm" svg:x="3.987cm" svg:y="2.548cm">
          <draw:text-box>
            <text:p><text:span text:style-name="T1">0</text:span></text:p>
          </draw:text-box>
        </draw:frame>
        <draw:frame draw:style-name="gr9" draw:text-style-name="P3" draw:layer="layout" svg:width="0.697cm" svg:height="0.645cm" svg:x="3.98cm" svg:y="7.157cm">
          <draw:text-box>
            <text:p><text:span text:style-name="T1">0</text:span></text:p>
          </draw:text-box>
        </draw:frame>
        <draw:frame draw:style-name="gr10" draw:text-style-name="P1" draw:layer="layout" svg:width="12.276cm" svg:height="1.187cm" svg:x="1.297cm" svg:y="3.608cm">
          <draw:image xlink:href="Pictures/1000020100000320000002D02A5326F9C67C0036.png" xlink:type="simple" xlink:show="embed" xlink:actuate="onLoad" loext:mime-type="image/png">
            <text:p/>
          </draw:image>
        </draw:frame>
        <draw:frame draw:style-name="gr11" draw:text-style-name="P1" draw:layer="layout" svg:width="12.276cm" svg:height="1.22cm" svg:x="1.297cm" svg:y="4.795cm">
          <draw:image xlink:href="Pictures/1000020100000320000002D02A5326F9C67C0036.png" xlink:type="simple" xlink:show="embed" xlink:actuate="onLoad" loext:mime-type="image/png">
            <text:p/>
          </draw:image>
        </draw:frame>
        <draw:frame draw:style-name="gr12" draw:text-style-name="P3" draw:layer="layout" svg:width="0.951cm" svg:height="0.645cm" svg:x="3.883cm" svg:y="5.254cm">
          <draw:text-box>
            <text:p><text:span text:style-name="T1">-*0</text:span></text:p>
          </draw:text-box>
        </draw:frame>
        <draw:frame draw:style-name="gr13" draw:text-style-name="P3" draw:layer="layout" svg:width="0.959cm" svg:height="0.645cm" svg:x="5.088cm" svg:y="5.254cm">
          <draw:text-box>
            <text:p><text:span text:style-name="T1">+*l</text:span></text:p>
          </draw:text-box>
        </draw:frame>
        <draw:frame draw:style-name="gr13" draw:text-style-name="P3" draw:layer="layout" svg:width="0.959cm" svg:height="0.645cm" svg:x="6.358cm" svg:y="5.254cm">
          <draw:text-box>
            <text:p><text:span text:style-name="T1">+*l</text:span></text:p>
          </draw:text-box>
        </draw:frame>
        <draw:frame draw:style-name="gr13" draw:text-style-name="P3" draw:layer="layout" svg:width="0.959cm" svg:height="0.645cm" svg:x="2.605cm" svg:y="5.244cm">
          <draw:text-box>
            <text:p><text:span text:style-name="T1">-*r</text:span></text:p>
          </draw:text-box>
        </draw:frame>
        <draw:frame draw:style-name="gr14" draw:text-style-name="P3" draw:layer="layout" svg:width="1.035cm" svg:height="0.645cm" svg:x="1.462cm" svg:y="5.244cm">
          <draw:text-box>
            <text:p><text:span text:style-name="T1">0*r</text:span></text:p>
          </draw:text-box>
        </draw:frame>
        <draw:line draw:style-name="gr15" draw:text-style-name="P2" draw:layer="layout" svg:x1="6.887cm" svg:y1="6.279cm" svg:x2="2.188cm" svg:y2="6.279cm">
          <text:p/>
        </draw:line>
        <draw:line draw:style-name="gr4" draw:text-style-name="P2" draw:layer="layout" svg:x1="6.104cm" svg:y1="5.127cm" svg:x2="5.088cm" svg:y2="5.127cm">
          <text:p/>
        </draw:line>
        <draw:line draw:style-name="gr4" draw:text-style-name="P2" draw:layer="layout" svg:x1="3.691cm" svg:y1="5.127cm" svg:x2="2.675cm" svg:y2="5.127cm">
          <text:p/>
        </draw:line>
        <draw:line draw:style-name="gr4" draw:text-style-name="P2" draw:layer="layout" svg:x1="6.105cm" svg:y1="5.127cm" svg:x2="5.089cm" svg:y2="5.127cm">
          <text:p/>
        </draw:line>
        <draw:line draw:style-name="gr4" draw:text-style-name="P2" draw:layer="layout" svg:x1="7.374cm" svg:y1="5.127cm" svg:x2="6.358cm" svg:y2="5.127cm">
          <text:p/>
        </draw:line>
        <draw:frame draw:style-name="gr16" draw:text-style-name="P1" draw:layer="layout" svg:width="12.268cm" svg:height="1.22cm" svg:x="1.305cm" svg:y="8.129cm">
          <draw:image xlink:href="Pictures/1000020100000320000002D0AE07A1C86477DF22.png" xlink:type="simple" xlink:show="embed" xlink:actuate="onLoad" loext:mime-type="image/png">
            <text:p/>
          </draw:image>
        </draw:frame>
        <draw:frame draw:style-name="gr17" draw:text-style-name="P1" draw:layer="layout" svg:width="12.268cm" svg:height="1.187cm" svg:x="1.305cm" svg:y="9.35cm">
          <draw:image xlink:href="Pictures/1000020100000320000002D0AE07A1C86477DF22.png" xlink:type="simple" xlink:show="embed" xlink:actuate="onLoad" loext:mime-type="image/png">
            <text:p/>
          </draw:image>
        </draw:frame>
        <draw:frame draw:style-name="gr12" draw:text-style-name="P3" draw:layer="layout" svg:width="0.951cm" svg:height="0.645cm" svg:x="3.904cm" svg:y="9.793cm">
          <draw:text-box>
            <text:p><text:span text:style-name="T1">-*0</text:span></text:p>
          </draw:text-box>
        </draw:frame>
        <draw:frame draw:style-name="gr18" draw:text-style-name="P3" draw:layer="layout" svg:width="0.875cm" svg:height="0.645cm" svg:x="5.109cm" svg:y="9.793cm">
          <draw:text-box>
            <text:p><text:span text:style-name="T1">-*l</text:span></text:p>
          </draw:text-box>
        </draw:frame>
        <draw:frame draw:style-name="gr18" draw:text-style-name="P3" draw:layer="layout" svg:width="0.875cm" svg:height="0.645cm" svg:x="6.379cm" svg:y="9.793cm">
          <draw:text-box>
            <text:p><text:span text:style-name="T1">-*l</text:span></text:p>
          </draw:text-box>
        </draw:frame>
        <draw:frame draw:style-name="gr13" draw:text-style-name="P3" draw:layer="layout" svg:width="0.959cm" svg:height="0.645cm" svg:x="2.626cm" svg:y="9.783cm">
          <draw:text-box>
            <text:p><text:span text:style-name="T1">-*r</text:span></text:p>
          </draw:text-box>
        </draw:frame>
        <draw:frame draw:style-name="gr14" draw:text-style-name="P3" draw:layer="layout" svg:width="1.035cm" svg:height="0.645cm" svg:x="1.483cm" svg:y="9.783cm">
          <draw:text-box>
            <text:p><text:span text:style-name="T1">0*r</text:span></text:p>
          </draw:text-box>
        </draw:frame>
        <draw:line draw:style-name="gr19" draw:text-style-name="P2" draw:layer="layout" svg:x1="2.023cm" svg:y1="10.801cm" svg:x2="6.722cm" svg:y2="10.801cm">
          <text:p/>
        </draw:line>
        <draw:line draw:style-name="gr4" draw:text-style-name="P2" draw:layer="layout" svg:x1="3.686cm" svg:y1="9.642cm" svg:x2="2.67cm" svg:y2="9.642cm">
          <text:p/>
        </draw:line>
        <draw:line draw:style-name="gr4" draw:text-style-name="P2" draw:layer="layout" svg:x1="6.353cm" svg:y1="9.642cm" svg:x2="7.369cm" svg:y2="9.642cm">
          <text:p/>
        </draw:line>
        <draw:line draw:style-name="gr4" draw:text-style-name="P2" draw:layer="layout" svg:x1="3.687cm" svg:y1="9.642cm" svg:x2="2.671cm" svg:y2="9.642cm">
          <text:p/>
        </draw:line>
        <draw:line draw:style-name="gr4" draw:text-style-name="P2" draw:layer="layout" svg:x1="5.083cm" svg:y1="9.642cm" svg:x2="6.099cm" svg:y2="9.642cm">
          <text:p/>
        </draw:line>
        <draw:frame draw:style-name="gr20" draw:text-style-name="P1" draw:layer="layout" svg:width="6.071cm" svg:height="1.218cm" svg:x="1.298cm" svg:y="13.114cm">
          <draw:image xlink:href="Pictures/1000020100000190000002D0F542F0A41153581C.png" xlink:type="simple" xlink:show="embed" xlink:actuate="onLoad" loext:mime-type="image/png">
            <text:p/>
          </draw:image>
        </draw:frame>
        <draw:frame draw:style-name="gr21" draw:text-style-name="P1" draw:layer="layout" svg:width="6.071cm" svg:height="1.185cm" svg:x="1.298cm" svg:y="14.332cm">
          <draw:image xlink:href="Pictures/1000020100000190000002D0F542F0A41153581C.png" xlink:type="simple" xlink:show="embed" xlink:actuate="onLoad" loext:mime-type="image/png">
            <text:p/>
          </draw:image>
        </draw:frame>
        <draw:frame draw:style-name="gr13" draw:text-style-name="P3" draw:layer="layout" svg:width="0.959cm" svg:height="0.645cm" svg:x="3.784cm" svg:y="14.71cm">
          <draw:text-box>
            <text:p><text:span text:style-name="T1">+*l</text:span></text:p>
          </draw:text-box>
        </draw:frame>
        <draw:frame draw:style-name="gr14" draw:text-style-name="P3" draw:layer="layout" svg:width="1.035cm" svg:height="0.645cm" svg:x="4.989cm" svg:y="14.71cm">
          <draw:text-box>
            <text:p><text:span text:style-name="T1">+*0</text:span></text:p>
          </draw:text-box>
        </draw:frame>
        <draw:frame draw:style-name="gr14" draw:text-style-name="P3" draw:layer="layout" svg:width="1.035cm" svg:height="0.645cm" svg:x="6.259cm" svg:y="14.71cm">
          <draw:text-box>
            <text:p><text:span text:style-name="T1">+*0</text:span></text:p>
          </draw:text-box>
        </draw:frame>
        <draw:frame draw:style-name="gr12" draw:text-style-name="P3" draw:layer="layout" svg:width="0.951cm" svg:height="0.645cm" svg:x="2.506cm" svg:y="14.7cm">
          <draw:text-box>
            <text:p><text:span text:style-name="T1">-*0</text:span></text:p>
          </draw:text-box>
        </draw:frame>
        <draw:frame draw:style-name="gr13" draw:text-style-name="P3" draw:layer="layout" svg:width="0.959cm" svg:height="0.645cm" svg:x="1.363cm" svg:y="14.7cm">
          <draw:text-box>
            <text:p><text:span text:style-name="T1">-*r</text:span></text:p>
          </draw:text-box>
        </draw:frame>
        <draw:line draw:style-name="gr15" draw:text-style-name="P2" draw:layer="layout" svg:x1="6.775cm" svg:y1="15.784cm" svg:x2="2.076cm" svg:y2="15.784cm">
          <text:p/>
        </draw:line>
        <draw:line draw:style-name="gr4" draw:text-style-name="P2" draw:layer="layout" svg:x1="2.435cm" svg:y1="14.593cm" svg:x2="1.419cm" svg:y2="14.593cm">
          <text:p/>
        </draw:line>
        <draw:line draw:style-name="gr4" draw:text-style-name="P2" draw:layer="layout" svg:x1="4.848cm" svg:y1="14.593cm" svg:x2="3.832cm" svg:y2="14.593cm">
          <text:p/>
        </draw:line>
        <draw:custom-shape draw:style-name="gr22" draw:text-style-name="P1" draw:layer="layout" svg:width="12.276cm" svg:height="1.22cm" svg:x="1.297cm" svg:y="2.39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2.276cm" svg:height="1.184cm" svg:x="1.297cm" svg:y="3.61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2.276cm" svg:height="1.22cm" svg:x="1.297cm" svg:y="4.79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2.276cm" svg:height="1.184cm" svg:x="1.297cm" svg:y="6.94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2.276cm" svg:height="1.221cm" svg:x="1.297cm" svg:y="8.12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2.276cm" svg:height="1.187cm" svg:x="1.297cm" svg:y="9.3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6.07cm" svg:height="1.221cm" svg:x="1.298cm" svg:y="11.92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6.07cm" svg:height="1.188cm" svg:x="1.297cm" svg:y="13.14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6.07cm" svg:height="1.188cm" svg:x="1.299cm" svg:y="14.329cm">
          <text:p/>
          <draw:enhanced-geometry svg:viewBox="0 0 21600 21600" draw:type="rectangle" draw:enhanced-path="M 0 0 L 21600 0 21600 21600 0 21600 0 0 Z N"/>
        </draw:custom-shape>
        <draw:frame draw:style-name="gr28" draw:text-style-name="P4" draw:layer="layout" svg:width="4.464cm" svg:height="0.806cm" svg:x="13.561cm" svg:y="2.584cm">
          <draw:text-box>
            <text:p><text:span text:style-name="T2">Reference Image</text:span></text:p>
          </draw:text-box>
        </draw:frame>
        <draw:frame draw:style-name="gr29" draw:text-style-name="P4" draw:layer="layout" svg:width="3.859cm" svg:height="0.806cm" svg:x="13.561cm" svg:y="3.805cm">
          <draw:text-box>
            <text:p><text:span text:style-name="T2">Current Image</text:span></text:p>
          </draw:text-box>
        </draw:frame>
        <draw:frame draw:style-name="gr30" draw:text-style-name="P4" draw:layer="layout" svg:width="4.494cm" svg:height="0.806cm" svg:x="13.561cm" svg:y="5.026cm">
          <draw:text-box>
            <text:p><text:span text:style-name="T2">Difference Image</text:span></text:p>
          </draw:text-box>
        </draw:frame>
        <draw:frame draw:style-name="gr28" draw:text-style-name="P4" draw:layer="layout" svg:width="4.464cm" svg:height="0.806cm" svg:x="13.567cm" svg:y="7.105cm">
          <draw:text-box>
            <text:p><text:span text:style-name="T2">Reference Image</text:span></text:p>
          </draw:text-box>
        </draw:frame>
        <draw:frame draw:style-name="gr29" draw:text-style-name="P4" draw:layer="layout" svg:width="3.859cm" svg:height="0.806cm" svg:x="13.567cm" svg:y="8.326cm">
          <draw:text-box>
            <text:p><text:span text:style-name="T2">Current Image</text:span></text:p>
          </draw:text-box>
        </draw:frame>
        <draw:frame draw:style-name="gr30" draw:text-style-name="P4" draw:layer="layout" svg:width="4.494cm" svg:height="0.806cm" svg:x="13.567cm" svg:y="9.547cm">
          <draw:text-box>
            <text:p><text:span text:style-name="T2">Difference Image</text:span></text:p>
          </draw:text-box>
        </draw:frame>
        <draw:frame draw:style-name="gr28" draw:text-style-name="P4" draw:layer="layout" svg:width="4.464cm" svg:height="0.806cm" svg:x="7.369cm" svg:y="12.074cm">
          <draw:text-box>
            <text:p><text:span text:style-name="T2">Reference Image</text:span></text:p>
          </draw:text-box>
        </draw:frame>
        <draw:frame draw:style-name="gr29" draw:text-style-name="P4" draw:layer="layout" svg:width="3.859cm" svg:height="0.806cm" svg:x="7.369cm" svg:y="13.295cm">
          <draw:text-box>
            <text:p><text:span text:style-name="T2">Current Image</text:span></text:p>
          </draw:text-box>
        </draw:frame>
        <draw:frame draw:style-name="gr30" draw:text-style-name="P4" draw:layer="layout" svg:width="4.494cm" svg:height="0.806cm" svg:x="7.369cm" svg:y="14.516cm">
          <draw:text-box>
            <text:p><text:span text:style-name="T2">Difference Imag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2-11T09:49:13.132245641</meta:creation-date>
    <dc:date>2020-01-21T15:01:36.889399067</dc:date>
    <meta:editing-duration>PT4H39M44S</meta:editing-duration>
    <meta:editing-cycles>10</meta:editing-cycles>
    <meta:generator>LibreOffice/6.3.3.2$Linux_X86_64 LibreOffice_project/30$Build-2</meta:generator>
    <meta:document-statistic meta:object-count="85"/>
  </office:meta>
</office:document-meta>
</file>